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7.38187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4.7095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6.61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Bobby Aylward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Carlow-Kilkenny<text:s/></text:p>
          </table:table-cell>
          <table:table-cell office:value-type="string" table:style-name="ce1">
            <text:p>"}),</text:p>
          </table:table-cell>
          <table:table-cell office:value-type="string" office:string-value="CREATE (n:Politician {name: &quot;Bobby Aylward&quot;,  gender: &quot;male&quot;, constituency:&quot;Carlow-Kilkenny &quot;})," table:formula="of:=CONCATENATE([.A1]; [.B1]; [.C1]; [.D1]; [.E1]; [.F1]; [.G1])" table:style-name="ce1">
            <text:p>CREATE (n:Politician {name: "Bobby Aylward", <text:s/>gender: "male", constituency:"Carlow-Kilkenny "}),</text:p>
          </table:table-cell>
          <table:table-cell office:value-type="string" office:string-value="CREATE (n:Politician {name: &quot;Bobby Aylward&quot;,  gender: &quot;male&quot;, constituency:&quot;Carlow-Kilkenny &quot;}),(m:Politician {name: &quot;John McGuinness&quot;,  gender: &quot;male&quot;, constituency:&quot;Carlow-Kilkenny &quot;}),(ma:Politician {name: &quot;Jennifer Murnane-O'Connor&quot;,  gender: &quot;female&quot;, constituency:&quot;Carlow-Kilkenny &quot;}),(mb:Politician {name: &quot;Mike Durkan&quot;,  gender: &quot;male&quot;, constituency:&quot;Cavan-Monaghan&quot;}),(mc:Politician {name: &quot;Brendan Smyth&quot;,  gender: &quot;male&quot;, constituency:&quot;Cavan-Monaghan&quot;}),(md:Politician {name: &quot;Niamh Smyth&quot;,  gender: &quot;female&quot;, constituency:&quot;Cavan-Monaghan&quot;}),(me:Politician {name: &quot;Ciara Colleran-Molloy&quot;,  gender: &quot;female&quot;, constituency:&quot;Clare &quot;}),(mf:Politician {name: &quot;Timmy Dooley&quot;,  gender: &quot;male&quot;, constituency:&quot;Clare &quot;}),(mg:Politician {name: &quot;Michael McDonagh&quot;,  gender: &quot;male&quot;, constituency:&quot;Clare &quot;}),(mh:Politician {name: &quot;Barbara Ahern&quot;,  gender: &quot;female&quot;, constituency:&quot;Cork East &quot;}),(mi:Politician {name: &quot;Kevin O'Keeffe&quot;,  gender: &quot;male&quot;, constituency:&quot;Cork East &quot;}),(mj:Politician {name: &quot;Billy Kelleher&quot;,  gender: &quot;male&quot;, constituency:&quot;Cork North Central&quot;}),(mk:Politician {name: &quot;Aindrias Moynihan&quot;,  gender: &quot;male&quot;, constituency:&quot;Cork North West &quot;}),(ml:Politician {name: &quot;Michael Moynihan&quot;,  gender: &quot;male&quot;, constituency:&quot;Cork North West &quot;}),(mm:Politician {name: &quot;Micheál Martin&quot;,  gender: &quot;male&quot;, constituency:&quot;Cork South Central&quot;}),(mn:Politician {name: &quot;Michael McGrath&quot;,  gender: &quot;male&quot;, constituency:&quot;Cork South Central&quot;}),(mo:Politician {name: &quot;Margaret Murphy-O'Mahony&quot;,  gender: &quot;female&quot;, constituency:&quot;Cork South West&quot;}),(mp:Politician {name: &quot;Pat The Cope Gallagher&quot;,  gender: &quot;male&quot;, constituency:&quot;Donegal&quot;}),(mq:Politician {name: &quot;Charlie McConalogue&quot;,  gender: &quot;male&quot;, constituency:&quot;Donegal&quot;}),(mr:Politician {name: &quot;John Curran&quot;,  gender: &quot;male&quot;, constituency:&quot;Dublin Mid-West&quot;}),(ms:Politician {name: &quot;Lorraine Clifford&quot;,  gender: &quot;female&quot;, constituency:&quot;Dublin Fingal &quot;}),(mt:Politician {name: &quot;Darragh O'Brien&quot;,  gender: &quot;male&quot;, constituency:&quot;Dublin Fingal &quot;}),(mu:Politician {name: &quot;Mary White&quot;,  gender: &quot;female&quot;, constituency:&quot;Dublin Rathdown&quot;}),(mv:Politician {name: &quot;Paul McAuliffe&quot;,  gender: &quot;male&quot;, constituency:&quot;Dublin North West &quot;}),(mw:Politician {name: &quot;Sean Haughey&quot;,  gender: &quot;male&quot;, constituency:&quot;Dublin Bay North&quot;}),(mx:Politician {name: &quot;Deirde Heney&quot;,  gender: &quot;female&quot;, constituency:&quot;Dublin Bay North&quot;}),(my:Politician {name: &quot;Jim O'Callaghan&quot;,  gender: &quot;male&quot;, constituency:&quot;Dublin Bay South&quot;}),(mz:Politician {name: &quot;Mary Fitzpatrick&quot;,  gender: &quot;female&quot;, constituency:&quot;Dublin Central&quot;}),(a:Politician {name: &quot;Catherine Ardagh&quot;,  gender: &quot;female&quot;, constituency:&quot;Dublin South Central&quot;}),(ab:Politician {name: &quot;John Lahart&quot;,  gender: &quot;male&quot;, constituency:&quot;Dublin South West&quot;}),(ac:Politician {name: &quot;Jack Chambers&quot;,  gender: &quot;male&quot;, constituency:&quot;Dublin West&quot;}),(ad:Politician {name: &quot;Cormac Devlin&quot;,  gender: &quot;male&quot;, constituency:&quot;Dún Laoghaire&quot;}),(ae:Politician {name: &quot;Mary Hanafin&quot;,  gender: &quot;female&quot;, constituency:&quot;Dún Laoghaire&quot;}),(af:Politician {name: &quot;Colm Keaveney&quot;,  gender: &quot;male&quot;, constituency:&quot;Galway East&quot;}),(ag:Politician {name: &quot;Anne Rabbitte&quot;,  gender: &quot;female&quot;, constituency:&quot;Galway East&quot;}),(ah:Politician {name: &quot;John Connolly&quot;,  gender: &quot;male&quot;, constituency:&quot;Galway West&quot;}),(ai:Politician {name: &quot;Mary Hoade&quot;,  gender: &quot;female&quot;, constituency:&quot;Galway West&quot;}),(aj:Politician {name: &quot;Éamon Ó Cuív&quot;,  gender: &quot;male&quot;, constituency:&quot;Galway West&quot;}),(ak:Politician {name: &quot;John Brassill&quot;,  gender: &quot;male&quot;, constituency:&quot;Kerry&quot;}),(al:Politician {name: &quot;Norma Moriarty&quot;,  gender: &quot;female&quot;, constituency:&quot;Kerry&quot;}),(am:Politician {name: &quot;James Lawless&quot;,  gender: &quot;male&quot;, constituency:&quot;Kildare North &quot;}),(an:Politician {name: &quot;Frank O'Rourke&quot;,  gender: &quot;male&quot;, constituency:&quot;Kildare North &quot;}),(ao:Politician {name: &quot;Seán Ó Feargháil&quot;,  gender: &quot;male&quot;, constituency:&quot;Kildare South&quot;}),(ap:Politician {name: &quot;Fiona O'Loughlin&quot;,  gender: &quot;female&quot;, constituency:&quot;Kildare South&quot;}),(aq:Politician {name: &quot;Seán Fleming&quot;,  gender: &quot;male&quot;, constituency:&quot;Laois &quot;}),(ar:Politician {name: &quot;Willie O'Dea&quot;,  gender: &quot;male&quot;, constituency:&quot;Limerick City&quot;}),(as:Politician {name: &quot;Niall Collins&quot;,  gender: &quot;male&quot;, constituency:&quot;Limerick&quot;}),(at:Politician {name: &quot;Connie Gerety-Quinn&quot;,  gender: &quot;female&quot;, constituency:&quot;Longford-Westmeath&quot;}),(au:Politician {name: &quot;Robert Troy&quot;,  gender: &quot;male&quot;, constituency:&quot;Longford-Westmeath&quot;}),(av:Politician {name: &quot;Declan Breathnach&quot;,  gender: &quot;male&quot;, constituency:&quot;Louth&quot;}),(aw:Politician {name: &quot;Emma Coffey&quot;,  gender: &quot;female&quot;, constituency:&quot;Louth&quot;}),(ax:Politician {name: &quot;Dara Calleary&quot;,  gender: &quot;male&quot;, constituency:&quot;Mayo&quot;}),(ay:Politician {name: &quot;Lisa Chambers&quot;,  gender: &quot;female&quot;, constituency:&quot;Mayo&quot;}),(az:Politician {name: &quot;Thomas Byrne&quot;,  gender: &quot;male&quot;, constituency:&quot;Meath East&quot;}),(b:Politician {name: &quot;Shane Cassells&quot;,  gender: &quot;male&quot;, constituency:&quot;Meath West&quot;}),(ba:Politician {name: &quot;Barry Cowen&quot;,  gender: &quot;male&quot;, constituency:&quot;Offaly&quot;}),(bb:Politician {name: &quot;Eddie Fitzpatrick&quot;,  gender: &quot;male&quot;, constituency:&quot;Offaly&quot;}),(bc:Politician {name: &quot;Shane Curran&quot;,  gender: &quot;male&quot;, constituency:&quot;Roscommon-Galway&quot;}),(bd:Politician {name: &quot;Eugene Murphy&quot;,  gender: &quot;male&quot;, constituency:&quot;Roscommon-Galway&quot;}),(be:Politician {name: &quot;Marc MacSharry&quot;,  gender: &quot;male&quot;, constituency:&quot;Sligo-Leitrim&quot;}),(bf:Politician {name: &quot;Paddy O'Rourke&quot;,  gender: &quot;male&quot;, constituency:&quot;Sligo-Leitrim&quot;}),(bg:Politician {name: &quot;Eamon Scanlon&quot;,  gender: &quot;male&quot;, constituency:&quot;Sligo-Leitrim&quot;}),(bh:Politician {name: &quot;Siobhán Ambrose&quot;,  gender: &quot;female&quot;, constituency:&quot;Tipperary&quot;}),(bi:Politician {name: &quot;Jackie Cahill&quot;,  gender: &quot;male&quot;, constituency:&quot;Tipperary&quot;}),(bj:Politician {name: &quot;Michael Smith&quot;,  gender: &quot;male&quot;, constituency:&quot;Tipperary&quot;}),(bk:Politician {name: &quot;Mary Butler&quot;,  gender: &quot;female&quot;, constituency:&quot;Waterford&quot;}),(bl:Politician {name: &quot;James Browne&quot;,  gender: &quot;male&quot;, constituency:&quot;Wexford&quot;}),(bm:Politician {name: &quot;Aoife Byrne&quot;,  gender: &quot;female&quot;, constituency:&quot;Wexford&quot;}),(bn:Politician {name: &quot;Malcolm Byrne&quot;,  gender: &quot;male&quot;, constituency:&quot;Wexford&quot;}),(bo:Politician {name: &quot;Pat Casey&quot;,  gender: &quot;male&quot;, constituency:&quot;Wicklow&quot;}),(bp:Politician {name: &quot;Jennifer Clune&quot;,  gender: &quot;female&quot;, constituency:&quot;Wicklow&quot;});" table:formula="of:=CONCATENATE([.H1]; [.H2]; [.H3]; [.H4]; [.H5]; [.H6]; [.H7]; [.H8]; [.H9]; [.H10]; [.H11]; [.H12]; [.H13]; [.H14]; [.H15]; [.H16]; [.H17]; [.H18]; [.H19]; [.H20]; [.H21]; [.H22]; [.H23]; [.H24]; [.H25]; [.H26]; [.H27]; [.H28]; [.H29]; [.H30]; [.H31]; [.H32]; [.H33]; [.H34]; [.H35]; [.H36]; [.H37]; [.H38]; [.H39]; [.H40]; [.H41]; [.H42]; [.H43]; [.H44]; [.H45]; [.H46]; [.H47]; [.H48]; [.H49]; [.H50]; [.H51]; [.H52]; [.H53]; [.H54]; [.H55]; [.H56]; [.H57]; [.H58]; [.H59]; [.H60]; [.H61]; [.H62]; [.H63]; [.H64]; [.H65]; [.H66]; [.H67];  [.H68]; [.H69]; [.H70]; [.H71])" table:style-name="ce1">
            <text:p>CREATE (n:Politician {name: "Bobby Aylward", <text:s/>gender: "male", constituency:"Carlow-Kilkenny "}),(m:Politician {name: "John McGuinness", <text:s/>gender: "male", constituency:"Carlow-Kilkenny "}),(ma:Politician {name: "Jennifer Murnane-O'Connor", <text:s/>gender: "female", constituency:"Carlow-Kilkenny "}),(mb:Politician {name: "Mike Durkan", <text:s/>gender: "male", constituency:"Cavan-Monaghan"}),(mc:Politician {name: "Brendan Smyth", <text:s/>gender: "male", constituency:"Cavan-Monaghan"}),(md:Politician {name: "Niamh Smyth", <text:s/>gender: "female", constituency:"Cavan-Monaghan"}),(me:Politician {name: "Ciara Colleran-Molloy", <text:s/>gender: "female", constituency:"Clare "}),(mf:Politician {name: "Timmy Dooley", <text:s/>gender: "male", constituency:"Clare "}),(mg:Politician {name: "Michael McDonagh", <text:s/>gender: "male", constituency:"Clare "}),(mh:Politician {name: "Barbara Ahern", <text:s/>gender: "female", constituency:"Cork East "}),(mi:Politician {name: "Kevin O'Keeffe", <text:s/>gender: "male", constituency:"Cork East "}),(mj:Politician {name: "Billy Kelleher", <text:s/>gender: "male", constituency:"Cork North Central"}),(mk:Politician {name: "Aindrias Moynihan", <text:s/>gender: "male", constituency:"Cork North West "}),(ml:Politician {name: "Michael Moynihan", <text:s/>gender: "male", constituency:"Cork North West "}),(mm:Politician {name: "Micheál Martin", <text:s/>gender: "male", constituency:"Cork South Central"}),(mn:Politician {name: "Michael McGrath", <text:s/>gender: "male", constituency:"Cork South Central"}),(mo:Politician {name: "Margaret Murphy-O'Mahony", <text:s/>gender: "female", constituency:"Cork South West"}),(mp:Politician {name: "Pat The Cope Gallagher", <text:s/>gender: "male", constituency:"Donegal"}),(mq:Politician {name: "Charlie McConalogue", <text:s/>gender: "male", constituency:"Donegal"}),(mr:Politician {name: "John Curran", <text:s/>gender: "male", constituency:"Dublin Mid-West"}),(ms:Politician {name: "Lorraine Clifford", <text:s/>gender: "female", constituency:"Dublin Fingal "}),(mt:Politician {name: "Darragh O'Brien", <text:s/>gender: "male", constituency:"Dublin Fingal "}),(mu:Politician {name: "Mary White", <text:s/>gender: "female", constituency:"Dublin Rathdown"}),(mv:Politician {name: "Paul McAuliffe", <text:s/>gender: "male", constituency:"Dublin North West "}),(mw:Politician {name: "Sean Haughey", <text:s/>gender: "male", constituency:"Dublin Bay North"}),(mx:Politician {name: "Deirde Heney", <text:s/>gender: "female", constituency:"Dublin Bay North"}),(my:Politician {name: "Jim O'Callaghan", <text:s/>gender: "male", constituency:"Dublin Bay South"}),(mz:Politician {name: "Mary Fitzpatrick", <text:s/>gender: "female", constituency:"Dublin Central"}),(a:Politician {name: "Catherine Ardagh", <text:s/>gender: "female", constituency:"Dublin South Central"}),(ab:Politician {name: "John Lahart", <text:s/>gender: "male", constituency:"Dublin South West"}),(ac:Politician {name: "Jack Chambers", <text:s/>gender: "male", constituency:"Dublin West"}),(ad:Politician {name: "Cormac Devlin", <text:s/>gender: "male", constituency:"Dún Laoghaire"}),(ae:Politician {name: "Mary Hanafin", <text:s/>gender: "female", constituency:"Dún Laoghaire"}),(af:Politician {name: "Colm Keaveney", <text:s/>gender: "male", constituency:"Galway East"}),(ag:Politician {name: "Anne Rabbitte", <text:s/>gender: "female", constituency:"Galway East"}),(ah:Politician {name: "John Connolly", <text:s/>gender: "male", constituency:"Galway West"}),(ai:Politician {name: "Mary Hoade", <text:s/>gender: "female", constituency:"Galway West"}),(aj:Politician {name: "Éamon Ó Cuív", <text:s/>gender: "male", constituency:"Galway West"}),(ak:Politician {name: "John Brassill", <text:s/>gender: "male", constituency:"Kerry"}),(al:Politician {name: "Norma Moriarty", <text:s/>gender: "female", constituency:"Kerry"}),(am:Politician {name: "James Lawless", <text:s/>gender: "male", constituency:"Kildare North "}),(an:Politician {name: "Frank O'Rourke", <text:s/>gender: "male", constituency:"Kildare North "}),(ao:Politician {name: "Seán Ó Feargháil", <text:s/>gender: "male", constituency:"Kildare South"}),(ap:Politician {name: "Fiona O'Loughlin", <text:s/>gender: "female", constituency:"Kildare South"}),(aq:Politician {name: "Seán Fleming", <text:s/>gender: "male", constituency:"Laois "}),(ar:Politician {name: "Willie O'Dea", <text:s/>gender: "male", constituency:"Limerick City"}),(as:Politician {name: "Niall Collins", <text:s/>gender: "male", constituency:"Limerick"}),(at:Politician {name: "Connie Gerety-Quinn", <text:s/>gender: "female", constituency:"Longford-Westmeath"}),(au:Politician {name: "Robert Troy", <text:s/>gender: "male", constituency:"Longford-Westmeath"}),(av:Politician {name: "Declan Breathnach", <text:s/>gender: "male", constituency:"Louth"}),(aw:Politician {name: "Emma Coffey", <text:s/>gender: "female", constituency:"Louth"}),(ax:Politician {name: "Dara Calleary", <text:s/>gender: "male", constituency:"Mayo"}),(ay:Politician {name: "Lisa Chambers", <text:s/>gender: "female", constituency:"Mayo"}),(az:Politician {name: "Thomas Byrne", <text:s/>gender: "male", constituency:"Meath East"}),(b:Politician {name: "Shane Cassells", <text:s/>gender: "male", constituency:"Meath West"}),(ba:Politician {name: "Barry Cowen", <text:s/>gender: "male", constituency:"Offaly"}),(bb:Politician {name: "Eddie Fitzpatrick", <text:s/>gender: "male", constituency:"Offaly"}),(bc:Politician {name: "Shane Curran", <text:s/>gender: "male", constituency:"Roscommon-Galway"}),(bd:Politician {name: "Eugene Murphy", <text:s/>gender: "male", constituency:"Roscommon-Galway"}),(be:Politician {name: "Marc MacSharry", <text:s/>gender: "male", constituency:"Sligo-Leitrim"}),(bf:Politician {name: "Paddy O'Rourke", <text:s/>gender: "male", constituency:"Sligo-Leitrim"}),(bg:Politician {name: "Eamon Scanlon", <text:s/>gender: "male", constituency:"Sligo-Leitrim"}),(bh:Politician {name: "Siobhán Ambrose", <text:s/>gender: "female", constituency:"Tipperary"}),(bi:Politician {name: "Jackie Cahill", <text:s/>gender: "male", constituency:"Tipperary"}),(bj:Politician {name: "Michael Smith", <text:s/>gender: "male", constituency:"Tipperary"}),(bk:Politician {name: "Mary Butler", <text:s/>gender: "female", constituency:"Waterford"}),(bl:Politician {name: "James Browne", <text:s/>gender: "male", constituency:"Wexford"}),(bm:Politician {name: "Aoife Byrne", <text:s/>gender: "female", constituency:"Wexford"}),(bn:Politician {name: "Malcolm Byrne", <text:s/>gender: "male", constituency:"Wexford"}),(bo:Politician {name: "Pat Casey", <text:s/>gender: "male", constituency:"Wicklow"}),(bp:Politician {name: "Jennifer Clune", <text:s/>gender: "female", constituency:"Wicklow"});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(m:Politician {name: "</text:p>
          </table:table-cell>
          <table:table-cell office:value-type="string" table:style-name="ce1">
            <text:p>John McGuinnes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arlow-Kilkenny </text:p>
          </table:table-cell>
          <table:table-cell office:value-type="string" table:style-name="ce1">
            <text:p>"}),</text:p>
          </table:table-cell>
          <table:table-cell office:value-type="string" office:string-value="(m:Politician {name: &quot;John McGuinness&quot;,  gender: &quot;male&quot;, constituency:&quot;Carlow-Kilkenny &quot;})," table:formula="of:=CONCATENATE([.A2]; [.B2]; [.C2]; [.D2]; [.E2]; [.F2]; [.G2])" table:style-name="ce1">
            <text:p>(m:Politician {name: "John McGuinness", <text:s/>gender: "male", constituency:"Carlow-Kilkenny 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a:Politician {name: "</text:p>
          </table:table-cell>
          <table:table-cell office:value-type="string" table:style-name="ce1">
            <text:p>Jennifer Murnane-O'Connor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arlow-Kilkenny </text:p>
          </table:table-cell>
          <table:table-cell office:value-type="string" table:style-name="ce1">
            <text:p>"}),</text:p>
          </table:table-cell>
          <table:table-cell office:value-type="string" office:string-value="(ma:Politician {name: &quot;Jennifer Murnane-O'Connor&quot;,  gender: &quot;female&quot;, constituency:&quot;Carlow-Kilkenny &quot;})," table:formula="of:=CONCATENATE([.A3]; [.B3]; [.C3]; [.D3]; [.E3]; [.F3]; [.G3])" table:style-name="ce1">
            <text:p>(ma:Politician {name: "Jennifer Murnane-O'Connor", <text:s/>gender: "female", constituency:"Carlow-Kilkenny 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b:Politician {name: "</text:p>
          </table:table-cell>
          <table:table-cell office:value-type="string" table:style-name="ce1">
            <text:p>Mike Durk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avan-Monaghan</text:p>
          </table:table-cell>
          <table:table-cell office:value-type="string" table:style-name="ce1">
            <text:p>"}),</text:p>
          </table:table-cell>
          <table:table-cell office:value-type="string" office:string-value="(mb:Politician {name: &quot;Mike Durkan&quot;,  gender: &quot;male&quot;, constituency:&quot;Cavan-Monaghan&quot;})," table:formula="of:=CONCATENATE([.A4]; [.B4]; [.C4]; [.D4]; [.E4]; [.F4]; [.G4])" table:style-name="ce1">
            <text:p>(mb:Politician {name: "Mike Durkan", <text:s/>gender: "male", constituency:"Cavan-Monaghan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c:Politician {name: "</text:p>
          </table:table-cell>
          <table:table-cell office:value-type="string" table:style-name="ce1">
            <text:p>Brendan Smyth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avan-Monaghan</text:p>
          </table:table-cell>
          <table:table-cell office:value-type="string" table:style-name="ce1">
            <text:p>"}),</text:p>
          </table:table-cell>
          <table:table-cell office:value-type="string" office:string-value="(mc:Politician {name: &quot;Brendan Smyth&quot;,  gender: &quot;male&quot;, constituency:&quot;Cavan-Monaghan&quot;})," table:formula="of:=CONCATENATE([.A5]; [.B5]; [.C5]; [.D5]; [.E5]; [.F5]; [.G5])" table:style-name="ce1">
            <text:p>(mc:Politician {name: "Brendan Smyth", <text:s/>gender: "male", constituency:"Cavan-Monaghan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d:Politician {name: "</text:p>
          </table:table-cell>
          <table:table-cell office:value-type="string" table:style-name="ce1">
            <text:p>Niamh Smyth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avan-Monaghan</text:p>
          </table:table-cell>
          <table:table-cell office:value-type="string" table:style-name="ce1">
            <text:p>"}),</text:p>
          </table:table-cell>
          <table:table-cell office:value-type="string" office:string-value="(md:Politician {name: &quot;Niamh Smyth&quot;,  gender: &quot;female&quot;, constituency:&quot;Cavan-Monaghan&quot;})," table:formula="of:=CONCATENATE([.A6]; [.B6]; [.C6]; [.D6]; [.E6]; [.F6]; [.G6])" table:style-name="ce1">
            <text:p>(md:Politician {name: "Niamh Smyth", <text:s/>gender: "female", constituency:"Cavan-Monaghan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e:Politician {name: "</text:p>
          </table:table-cell>
          <table:table-cell office:value-type="string" table:style-name="ce1">
            <text:p>Ciara Colleran-Mollo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lare </text:p>
          </table:table-cell>
          <table:table-cell office:value-type="string" table:style-name="ce1">
            <text:p>"}),</text:p>
          </table:table-cell>
          <table:table-cell office:value-type="string" office:string-value="(me:Politician {name: &quot;Ciara Colleran-Molloy&quot;,  gender: &quot;female&quot;, constituency:&quot;Clare &quot;})," table:formula="of:=CONCATENATE([.A7]; [.B7]; [.C7]; [.D7]; [.E7]; [.F7]; [.G7])" table:style-name="ce1">
            <text:p>(me:Politician {name: "Ciara Colleran-Molloy", <text:s/>gender: "female", constituency:"Clare 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f:Politician {name: "</text:p>
          </table:table-cell>
          <table:table-cell office:value-type="string" table:style-name="ce1">
            <text:p>Timmy Dool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lare </text:p>
          </table:table-cell>
          <table:table-cell office:value-type="string" table:style-name="ce1">
            <text:p>"}),</text:p>
          </table:table-cell>
          <table:table-cell office:value-type="string" office:string-value="(mf:Politician {name: &quot;Timmy Dooley&quot;,  gender: &quot;male&quot;, constituency:&quot;Clare &quot;})," table:formula="of:=CONCATENATE([.A8]; [.B8]; [.C8]; [.D8]; [.E8]; [.F8]; [.G8])" table:style-name="ce1">
            <text:p>(mf:Politician {name: "Timmy Dooley", <text:s/>gender: "male", constituency:"Clare 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g:Politician {name: "</text:p>
          </table:table-cell>
          <table:table-cell office:value-type="string" table:style-name="ce1">
            <text:p>Michael McDonagh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lare </text:p>
          </table:table-cell>
          <table:table-cell office:value-type="string" table:style-name="ce1">
            <text:p>"}),</text:p>
          </table:table-cell>
          <table:table-cell office:value-type="string" office:string-value="(mg:Politician {name: &quot;Michael McDonagh&quot;,  gender: &quot;male&quot;, constituency:&quot;Clare &quot;})," table:formula="of:=CONCATENATE([.A9]; [.B9]; [.C9]; [.D9]; [.E9]; [.F9]; [.G9])" table:style-name="ce1">
            <text:p>(mg:Politician {name: "Michael McDonagh", <text:s/>gender: "male", constituency:"Clare 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h:Politician {name: "</text:p>
          </table:table-cell>
          <table:table-cell office:value-type="string" table:style-name="ce1">
            <text:p>Barbara Aher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East </text:p>
          </table:table-cell>
          <table:table-cell office:value-type="string" table:style-name="ce1">
            <text:p>"}),</text:p>
          </table:table-cell>
          <table:table-cell office:value-type="string" office:string-value="(mh:Politician {name: &quot;Barbara Ahern&quot;,  gender: &quot;female&quot;, constituency:&quot;Cork East &quot;})," table:formula="of:=CONCATENATE([.A10]; [.B10]; [.C10]; [.D10]; [.E10]; [.F10]; [.G10])" table:style-name="ce1">
            <text:p>(mh:Politician {name: "Barbara Ahern", <text:s/>gender: "female", constituency:"Cork East 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i:Politician {name: "</text:p>
          </table:table-cell>
          <table:table-cell office:value-type="string" table:style-name="ce1">
            <text:p>Kevin O'Keeff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East </text:p>
          </table:table-cell>
          <table:table-cell office:value-type="string" table:style-name="ce1">
            <text:p>"}),</text:p>
          </table:table-cell>
          <table:table-cell office:value-type="string" office:string-value="(mi:Politician {name: &quot;Kevin O'Keeffe&quot;,  gender: &quot;male&quot;, constituency:&quot;Cork East &quot;})," table:formula="of:=CONCATENATE([.A11]; [.B11]; [.C11]; [.D11]; [.E11]; [.F11]; [.G11])" table:style-name="ce1">
            <text:p>(mi:Politician {name: "Kevin O'Keeffe", <text:s/>gender: "male", constituency:"Cork East 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j:Politician {name: "</text:p>
          </table:table-cell>
          <table:table-cell office:value-type="string" table:style-name="ce1">
            <text:p>Billy Kelleher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North Central</text:p>
          </table:table-cell>
          <table:table-cell office:value-type="string" table:style-name="ce1">
            <text:p>"}),</text:p>
          </table:table-cell>
          <table:table-cell office:value-type="string" office:string-value="(mj:Politician {name: &quot;Billy Kelleher&quot;,  gender: &quot;male&quot;, constituency:&quot;Cork North Central&quot;})," table:formula="of:=CONCATENATE([.A12]; [.B12]; [.C12]; [.D12]; [.E12]; [.F12]; [.G12])" table:style-name="ce1">
            <text:p>(mj:Politician {name: "Billy Kelleher", <text:s/>gender: "male", constituency:"Cork North Centr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k:Politician {name: "</text:p>
          </table:table-cell>
          <table:table-cell office:value-type="string" table:style-name="ce1">
            <text:p>Aindrias Moynih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North West </text:p>
          </table:table-cell>
          <table:table-cell office:value-type="string" table:style-name="ce1">
            <text:p>"}),</text:p>
          </table:table-cell>
          <table:table-cell office:value-type="string" office:string-value="(mk:Politician {name: &quot;Aindrias Moynihan&quot;,  gender: &quot;male&quot;, constituency:&quot;Cork North West &quot;})," table:formula="of:=CONCATENATE([.A13]; [.B13]; [.C13]; [.D13]; [.E13]; [.F13]; [.G13])" table:style-name="ce1">
            <text:p>(mk:Politician {name: "Aindrias Moynihan", <text:s/>gender: "male", constituency:"Cork North West 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l:Politician {name: "</text:p>
          </table:table-cell>
          <table:table-cell office:value-type="string" table:style-name="ce3">
            <text:p>Michael Moynih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North West </text:p>
          </table:table-cell>
          <table:table-cell office:value-type="string" table:style-name="ce1">
            <text:p>"}),</text:p>
          </table:table-cell>
          <table:table-cell office:value-type="string" office:string-value="(ml:Politician {name: &quot;Michael Moynihan&quot;,  gender: &quot;male&quot;, constituency:&quot;Cork North West &quot;})," table:formula="of:=CONCATENATE([.A14]; [.B14]; [.C14]; [.D14]; [.E14]; [.F14]; [.G14])" table:style-name="ce1">
            <text:p>(ml:Politician {name: "Michael Moynihan", <text:s/>gender: "male", constituency:"Cork North West 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m:Politician {name: "</text:p>
          </table:table-cell>
          <table:table-cell office:value-type="string" table:style-name="ce1">
            <text:p>Micheál Marti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South Central</text:p>
          </table:table-cell>
          <table:table-cell office:value-type="string" table:style-name="ce1">
            <text:p>"}),</text:p>
          </table:table-cell>
          <table:table-cell office:value-type="string" office:string-value="(mm:Politician {name: &quot;Micheál Martin&quot;,  gender: &quot;male&quot;, constituency:&quot;Cork South Central&quot;})," table:formula="of:=CONCATENATE([.A15]; [.B15]; [.C15]; [.D15]; [.E15]; [.F15]; [.G15])" table:style-name="ce1">
            <text:p>(mm:Politician {name: "Micheál Martin", <text:s/>gender: "male", constituency:"Cork South Centr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n:Politician {name: "</text:p>
          </table:table-cell>
          <table:table-cell office:value-type="string" table:style-name="ce1">
            <text:p>Michael McGrath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South Central</text:p>
          </table:table-cell>
          <table:table-cell office:value-type="string" table:style-name="ce1">
            <text:p>"}),</text:p>
          </table:table-cell>
          <table:table-cell office:value-type="string" office:string-value="(mn:Politician {name: &quot;Michael McGrath&quot;,  gender: &quot;male&quot;, constituency:&quot;Cork South Central&quot;})," table:formula="of:=CONCATENATE([.A16]; [.B16]; [.C16]; [.D16]; [.E16]; [.F16]; [.G16])" table:style-name="ce1">
            <text:p>(mn:Politician {name: "Michael McGrath", <text:s/>gender: "male", constituency:"Cork South Centr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o:Politician {name: "</text:p>
          </table:table-cell>
          <table:table-cell office:value-type="string" table:style-name="ce1">
            <text:p>Margaret Murphy-O'Mahon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South West</text:p>
          </table:table-cell>
          <table:table-cell office:value-type="string" table:style-name="ce1">
            <text:p>"}),</text:p>
          </table:table-cell>
          <table:table-cell office:value-type="string" office:string-value="(mo:Politician {name: &quot;Margaret Murphy-O'Mahony&quot;,  gender: &quot;female&quot;, constituency:&quot;Cork South West&quot;})," table:formula="of:=CONCATENATE([.A17]; [.B17]; [.C17]; [.D17]; [.E17]; [.F17]; [.G17])" table:style-name="ce1">
            <text:p>(mo:Politician {name: "Margaret Murphy-O'Mahony", <text:s/>gender: "female", constituency:"Cork Sou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p:Politician {name: "</text:p>
          </table:table-cell>
          <table:table-cell office:value-type="string" table:style-name="ce1">
            <text:p>Pat The Cope Gallagher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onegal</text:p>
          </table:table-cell>
          <table:table-cell office:value-type="string" table:style-name="ce1">
            <text:p>"}),</text:p>
          </table:table-cell>
          <table:table-cell office:value-type="string" office:string-value="(mp:Politician {name: &quot;Pat The Cope Gallagher&quot;,  gender: &quot;male&quot;, constituency:&quot;Donegal&quot;})," table:formula="of:=CONCATENATE([.A18]; [.B18]; [.C18]; [.D18]; [.E18]; [.F18]; [.G18])" table:style-name="ce1">
            <text:p>(mp:Politician {name: "Pat The Cope Gallagher", <text:s/>gender: "male", constituency:"Doneg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q:Politician {name: "</text:p>
          </table:table-cell>
          <table:table-cell office:value-type="string" table:style-name="ce1">
            <text:p>Charlie McConalogu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onegal</text:p>
          </table:table-cell>
          <table:table-cell office:value-type="string" table:style-name="ce1">
            <text:p>"}),</text:p>
          </table:table-cell>
          <table:table-cell office:value-type="string" office:string-value="(mq:Politician {name: &quot;Charlie McConalogue&quot;,  gender: &quot;male&quot;, constituency:&quot;Donegal&quot;})," table:formula="of:=CONCATENATE([.A19]; [.B19]; [.C19]; [.D19]; [.E19]; [.F19]; [.G19])" table:style-name="ce1">
            <text:p>(mq:Politician {name: "Charlie McConalogue", <text:s/>gender: "male", constituency:"Doneg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r:Politician {name: "</text:p>
          </table:table-cell>
          <table:table-cell office:value-type="string" table:style-name="ce1">
            <text:p>John Curr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Mid-West</text:p>
          </table:table-cell>
          <table:table-cell office:value-type="string" table:style-name="ce1">
            <text:p>"}),</text:p>
          </table:table-cell>
          <table:table-cell office:value-type="string" office:string-value="(mr:Politician {name: &quot;John Curran&quot;,  gender: &quot;male&quot;, constituency:&quot;Dublin Mid-West&quot;})," table:formula="of:=CONCATENATE([.A20]; [.B20]; [.C20]; [.D20]; [.E20]; [.F20]; [.G20])" table:style-name="ce1">
            <text:p>(mr:Politician {name: "John Curran", <text:s/>gender: "male", constituency:"Dublin Mid-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s:Politician {name: "</text:p>
          </table:table-cell>
          <table:table-cell office:value-type="string" table:style-name="ce1">
            <text:p>Lorraine Clifford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Fingal </text:p>
          </table:table-cell>
          <table:table-cell office:value-type="string" table:style-name="ce1">
            <text:p>"}),</text:p>
          </table:table-cell>
          <table:table-cell office:value-type="string" office:string-value="(ms:Politician {name: &quot;Lorraine Clifford&quot;,  gender: &quot;female&quot;, constituency:&quot;Dublin Fingal &quot;})," table:formula="of:=CONCATENATE([.A21]; [.B21]; [.C21]; [.D21]; [.E21]; [.F21]; [.G21])" table:style-name="ce1">
            <text:p>(ms:Politician {name: "Lorraine Clifford", <text:s/>gender: "female", constituency:"Dublin Fingal 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t:Politician {name: "</text:p>
          </table:table-cell>
          <table:table-cell office:value-type="string" table:style-name="ce1">
            <text:p>Darragh O'Brie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Fingal </text:p>
          </table:table-cell>
          <table:table-cell office:value-type="string" table:style-name="ce1">
            <text:p>"}),</text:p>
          </table:table-cell>
          <table:table-cell office:value-type="string" office:string-value="(mt:Politician {name: &quot;Darragh O'Brien&quot;,  gender: &quot;male&quot;, constituency:&quot;Dublin Fingal &quot;})," table:formula="of:=CONCATENATE([.A22]; [.B22]; [.C22]; [.D22]; [.E22]; [.F22]; [.G22])" table:style-name="ce1">
            <text:p>(mt:Politician {name: "Darragh O'Brien", <text:s/>gender: "male", constituency:"Dublin Fingal 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u:Politician {name: "</text:p>
          </table:table-cell>
          <table:table-cell office:value-type="string" table:style-name="ce1">
            <text:p>Mary Whit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Rathdown</text:p>
          </table:table-cell>
          <table:table-cell office:value-type="string" table:style-name="ce1">
            <text:p>"}),</text:p>
          </table:table-cell>
          <table:table-cell office:value-type="string" office:string-value="(mu:Politician {name: &quot;Mary White&quot;,  gender: &quot;female&quot;, constituency:&quot;Dublin Rathdown&quot;})," table:formula="of:=CONCATENATE([.A23]; [.B23]; [.C23]; [.D23]; [.E23]; [.F23]; [.G23])" table:style-name="ce1">
            <text:p>(mu:Politician {name: "Mary White", <text:s/>gender: "female", constituency:"Dublin Rathdown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v:Politician {name: "</text:p>
          </table:table-cell>
          <table:table-cell office:value-type="string" table:style-name="ce1">
            <text:p>Paul McAuliff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North West </text:p>
          </table:table-cell>
          <table:table-cell office:value-type="string" table:style-name="ce1">
            <text:p>"}),</text:p>
          </table:table-cell>
          <table:table-cell office:value-type="string" office:string-value="(mv:Politician {name: &quot;Paul McAuliffe&quot;,  gender: &quot;male&quot;, constituency:&quot;Dublin North West &quot;})," table:formula="of:=CONCATENATE([.A24]; [.B24]; [.C24]; [.D24]; [.E24]; [.F24]; [.G24])" table:style-name="ce1">
            <text:p>(mv:Politician {name: "Paul McAuliffe", <text:s/>gender: "male", constituency:"Dublin North West 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w:Politician {name: "</text:p>
          </table:table-cell>
          <table:table-cell office:value-type="string" table:style-name="ce1">
            <text:p>Sean Haugh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Bay North</text:p>
          </table:table-cell>
          <table:table-cell office:value-type="string" table:style-name="ce1">
            <text:p>"}),</text:p>
          </table:table-cell>
          <table:table-cell office:value-type="string" office:string-value="(mw:Politician {name: &quot;Sean Haughey&quot;,  gender: &quot;male&quot;, constituency:&quot;Dublin Bay North&quot;})," table:formula="of:=CONCATENATE([.A25]; [.B25]; [.C25]; [.D25]; [.E25]; [.F25]; [.G25])" table:style-name="ce1">
            <text:p>(mw:Politician {name: "Sean Haughey", <text:s/>gender: "male", constituency:"Dublin Bay Nor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x:Politician {name: "</text:p>
          </table:table-cell>
          <table:table-cell office:value-type="string" table:style-name="ce1">
            <text:p>Deirde Hen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Bay North</text:p>
          </table:table-cell>
          <table:table-cell office:value-type="string" table:style-name="ce1">
            <text:p>"}),</text:p>
          </table:table-cell>
          <table:table-cell office:value-type="string" office:string-value="(mx:Politician {name: &quot;Deirde Heney&quot;,  gender: &quot;female&quot;, constituency:&quot;Dublin Bay North&quot;})," table:formula="of:=CONCATENATE([.A26]; [.B26]; [.C26]; [.D26]; [.E26]; [.F26]; [.G26])" table:style-name="ce1">
            <text:p>(mx:Politician {name: "Deirde Heney", <text:s/>gender: "female", constituency:"Dublin Bay Nor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y:Politician {name: "</text:p>
          </table:table-cell>
          <table:table-cell office:value-type="string" table:style-name="ce1">
            <text:p>Jim O'Callagh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Bay South</text:p>
          </table:table-cell>
          <table:table-cell office:value-type="string" table:style-name="ce1">
            <text:p>"}),</text:p>
          </table:table-cell>
          <table:table-cell office:value-type="string" office:string-value="(my:Politician {name: &quot;Jim O'Callaghan&quot;,  gender: &quot;male&quot;, constituency:&quot;Dublin Bay South&quot;})," table:formula="of:=CONCATENATE([.A27]; [.B27]; [.C27]; [.D27]; [.E27]; [.F27]; [.G27])" table:style-name="ce1">
            <text:p>(my:Politician {name: "Jim O'Callaghan", <text:s/>gender: "male", constituency:"Dublin Bay Sou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z:Politician {name: "</text:p>
          </table:table-cell>
          <table:table-cell office:value-type="string" table:style-name="ce1">
            <text:p>Mary Fitzpatrick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Central</text:p>
          </table:table-cell>
          <table:table-cell office:value-type="string" table:style-name="ce1">
            <text:p>"}),</text:p>
          </table:table-cell>
          <table:table-cell office:value-type="string" office:string-value="(mz:Politician {name: &quot;Mary Fitzpatrick&quot;,  gender: &quot;female&quot;, constituency:&quot;Dublin Central&quot;})," table:formula="of:=CONCATENATE([.A28]; [.B28]; [.C28]; [.D28]; [.E28]; [.F28]; [.G28])" table:style-name="ce1">
            <text:p>(mz:Politician {name: "Mary Fitzpatrick", <text:s/>gender: "female", constituency:"Dublin Centr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:Politician {name: "</text:p>
          </table:table-cell>
          <table:table-cell office:value-type="string" table:style-name="ce3">
            <text:p>Catherine Ardagh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South Central</text:p>
          </table:table-cell>
          <table:table-cell office:value-type="string" table:style-name="ce1">
            <text:p>"}),</text:p>
          </table:table-cell>
          <table:table-cell office:value-type="string" office:string-value="(a:Politician {name: &quot;Catherine Ardagh&quot;,  gender: &quot;female&quot;, constituency:&quot;Dublin South Central&quot;})," table:formula="of:=CONCATENATE([.A29]; [.B29]; [.C29]; [.D29]; [.E29]; [.F29]; [.G29])" table:style-name="ce1">
            <text:p>(a:Politician {name: "Catherine Ardagh", <text:s/>gender: "female", constituency:"Dublin South Centr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b:Politician {name: "</text:p>
          </table:table-cell>
          <table:table-cell office:value-type="string" table:style-name="ce1">
            <text:p>John Lahart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South West</text:p>
          </table:table-cell>
          <table:table-cell office:value-type="string" table:style-name="ce1">
            <text:p>"}),</text:p>
          </table:table-cell>
          <table:table-cell office:value-type="string" office:string-value="(ab:Politician {name: &quot;John Lahart&quot;,  gender: &quot;male&quot;, constituency:&quot;Dublin South West&quot;})," table:formula="of:=CONCATENATE([.A30]; [.B30]; [.C30]; [.D30]; [.E30]; [.F30]; [.G30])" table:style-name="ce1">
            <text:p>(ab:Politician {name: "John Lahart", <text:s/>gender: "male", constituency:"Dublin Sou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c:Politician {name: "</text:p>
          </table:table-cell>
          <table:table-cell office:value-type="string" table:style-name="ce1">
            <text:p>Jack Chamber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West</text:p>
          </table:table-cell>
          <table:table-cell office:value-type="string" table:style-name="ce1">
            <text:p>"}),</text:p>
          </table:table-cell>
          <table:table-cell office:value-type="string" office:string-value="(ac:Politician {name: &quot;Jack Chambers&quot;,  gender: &quot;male&quot;, constituency:&quot;Dublin West&quot;})," table:formula="of:=CONCATENATE([.A31]; [.B31]; [.C31]; [.D31]; [.E31]; [.F31]; [.G31])" table:style-name="ce1">
            <text:p>(ac:Politician {name: "Jack Chambers", <text:s/>gender: "male", constituency:"Dublin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d:Politician {name: "</text:p>
          </table:table-cell>
          <table:table-cell office:value-type="string" table:style-name="ce1">
            <text:p>Cormac Devli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ún Laoghaire</text:p>
          </table:table-cell>
          <table:table-cell office:value-type="string" table:style-name="ce1">
            <text:p>"}),</text:p>
          </table:table-cell>
          <table:table-cell office:value-type="string" office:string-value="(ad:Politician {name: &quot;Cormac Devlin&quot;,  gender: &quot;male&quot;, constituency:&quot;Dún Laoghaire&quot;})," table:formula="of:=CONCATENATE([.A32]; [.B32]; [.C32]; [.D32]; [.E32]; [.F32]; [.G32])" table:style-name="ce1">
            <text:p>(ad:Politician {name: "Cormac Devlin", <text:s/>gender: "male", constituency:"Dún Laoghaire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e:Politician {name: "</text:p>
          </table:table-cell>
          <table:table-cell office:value-type="string" table:style-name="ce1">
            <text:p>Mary Hanafi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ún Laoghaire</text:p>
          </table:table-cell>
          <table:table-cell office:value-type="string" table:style-name="ce1">
            <text:p>"}),</text:p>
          </table:table-cell>
          <table:table-cell office:value-type="string" office:string-value="(ae:Politician {name: &quot;Mary Hanafin&quot;,  gender: &quot;female&quot;, constituency:&quot;Dún Laoghaire&quot;})," table:formula="of:=CONCATENATE([.A33]; [.B33]; [.C33]; [.D33]; [.E33]; [.F33]; [.G33])" table:style-name="ce1">
            <text:p>(ae:Politician {name: "Mary Hanafin", <text:s/>gender: "female", constituency:"Dún Laoghaire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f:Politician {name: "</text:p>
          </table:table-cell>
          <table:table-cell office:value-type="string" table:style-name="ce1">
            <text:p>Colm Keaven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Galway East</text:p>
          </table:table-cell>
          <table:table-cell office:value-type="string" table:style-name="ce1">
            <text:p>"}),</text:p>
          </table:table-cell>
          <table:table-cell office:value-type="string" office:string-value="(af:Politician {name: &quot;Colm Keaveney&quot;,  gender: &quot;male&quot;, constituency:&quot;Galway East&quot;})," table:formula="of:=CONCATENATE([.A34]; [.B34]; [.C34]; [.D34]; [.E34]; [.F34]; [.G34])" table:style-name="ce1">
            <text:p>(af:Politician {name: "Colm Keaveney", <text:s/>gender: "male", constituency:"Galway Ea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g:Politician {name: "</text:p>
          </table:table-cell>
          <table:table-cell office:value-type="string" table:style-name="ce1">
            <text:p>Anne Rabbitt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Galway East</text:p>
          </table:table-cell>
          <table:table-cell office:value-type="string" table:style-name="ce1">
            <text:p>"}),</text:p>
          </table:table-cell>
          <table:table-cell office:value-type="string" office:string-value="(ag:Politician {name: &quot;Anne Rabbitte&quot;,  gender: &quot;female&quot;, constituency:&quot;Galway East&quot;})," table:formula="of:=CONCATENATE([.A35]; [.B35]; [.C35]; [.D35]; [.E35]; [.F35]; [.G35])" table:style-name="ce1">
            <text:p>(ag:Politician {name: "Anne Rabbitte", <text:s/>gender: "female", constituency:"Galway Ea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h:Politician {name: "</text:p>
          </table:table-cell>
          <table:table-cell office:value-type="string" table:style-name="ce1">
            <text:p>John Connoll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Galway West</text:p>
          </table:table-cell>
          <table:table-cell office:value-type="string" table:style-name="ce1">
            <text:p>"}),</text:p>
          </table:table-cell>
          <table:table-cell office:value-type="string" office:string-value="(ah:Politician {name: &quot;John Connolly&quot;,  gender: &quot;male&quot;, constituency:&quot;Galway West&quot;})," table:formula="of:=CONCATENATE([.A36]; [.B36]; [.C36]; [.D36]; [.E36]; [.F36]; [.G36])" table:style-name="ce1">
            <text:p>(ah:Politician {name: "John Connolly", <text:s/>gender: "male", constituency:"Galway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i:Politician {name: "</text:p>
          </table:table-cell>
          <table:table-cell office:value-type="string" table:style-name="ce1">
            <text:p>Mary Hoad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Galway West</text:p>
          </table:table-cell>
          <table:table-cell office:value-type="string" table:style-name="ce1">
            <text:p>"}),</text:p>
          </table:table-cell>
          <table:table-cell office:value-type="string" office:string-value="(ai:Politician {name: &quot;Mary Hoade&quot;,  gender: &quot;female&quot;, constituency:&quot;Galway West&quot;})," table:formula="of:=CONCATENATE([.A37]; [.B37]; [.C37]; [.D37]; [.E37]; [.F37]; [.G37])" table:style-name="ce1">
            <text:p>(ai:Politician {name: "Mary Hoade", <text:s/>gender: "female", constituency:"Galway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j:Politician {name: "</text:p>
          </table:table-cell>
          <table:table-cell office:value-type="string" table:style-name="ce1">
            <text:p>Éamon Ó Cuív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Galway West</text:p>
          </table:table-cell>
          <table:table-cell office:value-type="string" table:style-name="ce1">
            <text:p>"}),</text:p>
          </table:table-cell>
          <table:table-cell office:value-type="string" office:string-value="(aj:Politician {name: &quot;Éamon Ó Cuív&quot;,  gender: &quot;male&quot;, constituency:&quot;Galway West&quot;})," table:formula="of:=CONCATENATE([.A38]; [.B38]; [.C38]; [.D38]; [.E38]; [.F38]; [.G38])" table:style-name="ce1">
            <text:p>(aj:Politician {name: "Éamon Ó Cuív", <text:s/>gender: "male", constituency:"Galway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k:Politician {name: "</text:p>
          </table:table-cell>
          <table:table-cell office:value-type="string" table:style-name="ce1">
            <text:p>John Brassill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Kerry</text:p>
          </table:table-cell>
          <table:table-cell office:value-type="string" table:style-name="ce1">
            <text:p>"}),</text:p>
          </table:table-cell>
          <table:table-cell office:value-type="string" office:string-value="(ak:Politician {name: &quot;John Brassill&quot;,  gender: &quot;male&quot;, constituency:&quot;Kerry&quot;})," table:formula="of:=CONCATENATE([.A39]; [.B39]; [.C39]; [.D39]; [.E39]; [.F39]; [.G39])" table:style-name="ce1">
            <text:p>(ak:Politician {name: "John Brassill", <text:s/>gender: "male", constituency:"Kerr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l:Politician {name: "</text:p>
          </table:table-cell>
          <table:table-cell office:value-type="string" table:style-name="ce1">
            <text:p>Norma Moriart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Kerry</text:p>
          </table:table-cell>
          <table:table-cell office:value-type="string" table:style-name="ce1">
            <text:p>"}),</text:p>
          </table:table-cell>
          <table:table-cell office:value-type="string" office:string-value="(al:Politician {name: &quot;Norma Moriarty&quot;,  gender: &quot;female&quot;, constituency:&quot;Kerry&quot;})," table:formula="of:=CONCATENATE([.A40]; [.B40]; [.C40]; [.D40]; [.E40]; [.F40]; [.G40])" table:style-name="ce1">
            <text:p>(al:Politician {name: "Norma Moriarty", <text:s/>gender: "female", constituency:"Kerr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m:Politician {name: "</text:p>
          </table:table-cell>
          <table:table-cell office:value-type="string" table:style-name="ce1">
            <text:p>James Lawles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Kildare North </text:p>
          </table:table-cell>
          <table:table-cell office:value-type="string" table:style-name="ce1">
            <text:p>"}),</text:p>
          </table:table-cell>
          <table:table-cell office:value-type="string" office:string-value="(am:Politician {name: &quot;James Lawless&quot;,  gender: &quot;male&quot;, constituency:&quot;Kildare North &quot;})," table:formula="of:=CONCATENATE([.A41]; [.B41]; [.C41]; [.D41]; [.E41]; [.F41]; [.G41])" table:style-name="ce1">
            <text:p>(am:Politician {name: "James Lawless", <text:s/>gender: "male", constituency:"Kildare North 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n:Politician {name: "</text:p>
          </table:table-cell>
          <table:table-cell office:value-type="string" table:style-name="ce1">
            <text:p>Frank O'Rourk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Kildare North </text:p>
          </table:table-cell>
          <table:table-cell office:value-type="string" table:style-name="ce1">
            <text:p>"}),</text:p>
          </table:table-cell>
          <table:table-cell office:value-type="string" office:string-value="(an:Politician {name: &quot;Frank O'Rourke&quot;,  gender: &quot;male&quot;, constituency:&quot;Kildare North &quot;})," table:formula="of:=CONCATENATE([.A42]; [.B42]; [.C42]; [.D42]; [.E42]; [.F42]; [.G42])" table:style-name="ce1">
            <text:p>(an:Politician {name: "Frank O'Rourke", <text:s/>gender: "male", constituency:"Kildare North 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o:Politician {name: "</text:p>
          </table:table-cell>
          <table:table-cell office:value-type="string" table:style-name="ce3">
            <text:p>Seán Ó Feargháil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Kildare South</text:p>
          </table:table-cell>
          <table:table-cell office:value-type="string" table:style-name="ce1">
            <text:p>"}),</text:p>
          </table:table-cell>
          <table:table-cell office:value-type="string" office:string-value="(ao:Politician {name: &quot;Seán Ó Feargháil&quot;,  gender: &quot;male&quot;, constituency:&quot;Kildare South&quot;})," table:formula="of:=CONCATENATE([.A43]; [.B43]; [.C43]; [.D43]; [.E43]; [.F43]; [.G43])" table:style-name="ce1">
            <text:p>(ao:Politician {name: "Seán Ó Feargháil", <text:s/>gender: "male", constituency:"Kildare Sou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p:Politician {name: "</text:p>
          </table:table-cell>
          <table:table-cell office:value-type="string" table:style-name="ce3">
            <text:p>Fiona O'Loughli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Kildare South</text:p>
          </table:table-cell>
          <table:table-cell office:value-type="string" table:style-name="ce1">
            <text:p>"}),</text:p>
          </table:table-cell>
          <table:table-cell office:value-type="string" office:string-value="(ap:Politician {name: &quot;Fiona O'Loughlin&quot;,  gender: &quot;female&quot;, constituency:&quot;Kildare South&quot;})," table:formula="of:=CONCATENATE([.A44]; [.B44]; [.C44]; [.D44]; [.E44]; [.F44]; [.G44])" table:style-name="ce1">
            <text:p>(ap:Politician {name: "Fiona O'Loughlin", <text:s/>gender: "female", constituency:"Kildare Sou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q:Politician {name: "</text:p>
          </table:table-cell>
          <table:table-cell office:value-type="string" table:style-name="ce3">
            <text:p>Seán Fleming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aois </text:p>
          </table:table-cell>
          <table:table-cell office:value-type="string" table:style-name="ce1">
            <text:p>"}),</text:p>
          </table:table-cell>
          <table:table-cell office:value-type="string" office:string-value="(aq:Politician {name: &quot;Seán Fleming&quot;,  gender: &quot;male&quot;, constituency:&quot;Laois &quot;})," table:formula="of:=CONCATENATE([.A45]; [.B45]; [.C45]; [.D45]; [.E45]; [.F45]; [.G45])" table:style-name="ce1">
            <text:p>(aq:Politician {name: "Seán Fleming", <text:s/>gender: "male", constituency:"Laois 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r:Politician {name: "</text:p>
          </table:table-cell>
          <table:table-cell office:value-type="string" table:style-name="ce3">
            <text:p>Willie O'Dea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imerick City</text:p>
          </table:table-cell>
          <table:table-cell office:value-type="string" table:style-name="ce1">
            <text:p>"}),</text:p>
          </table:table-cell>
          <table:table-cell office:value-type="string" office:string-value="(ar:Politician {name: &quot;Willie O'Dea&quot;,  gender: &quot;male&quot;, constituency:&quot;Limerick City&quot;})," table:formula="of:=CONCATENATE([.A46]; [.B46]; [.C46]; [.D46]; [.E46]; [.F46]; [.G46])" table:style-name="ce1">
            <text:p>(ar:Politician {name: "Willie O'Dea", <text:s/>gender: "male", constituency:"Limerick Cit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s:Politician {name: "</text:p>
          </table:table-cell>
          <table:table-cell office:value-type="string" table:style-name="ce3">
            <text:p>Niall Collin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imerick</text:p>
          </table:table-cell>
          <table:table-cell office:value-type="string" table:style-name="ce1">
            <text:p>"}),</text:p>
          </table:table-cell>
          <table:table-cell office:value-type="string" office:string-value="(as:Politician {name: &quot;Niall Collins&quot;,  gender: &quot;male&quot;, constituency:&quot;Limerick&quot;})," table:formula="of:=CONCATENATE([.A47]; [.B47]; [.C47]; [.D47]; [.E47]; [.F47]; [.G47])" table:style-name="ce1">
            <text:p>(as:Politician {name: "Niall Collins", <text:s/>gender: "male", constituency:"Limerick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t:Politician {name: "</text:p>
          </table:table-cell>
          <table:table-cell office:value-type="string" table:style-name="ce3">
            <text:p>Connie Gerety-Quin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ongford-Westmeath</text:p>
          </table:table-cell>
          <table:table-cell office:value-type="string" table:style-name="ce1">
            <text:p>"}),</text:p>
          </table:table-cell>
          <table:table-cell office:value-type="string" office:string-value="(at:Politician {name: &quot;Connie Gerety-Quinn&quot;,  gender: &quot;female&quot;, constituency:&quot;Longford-Westmeath&quot;})," table:formula="of:=CONCATENATE([.A48]; [.B48]; [.C48]; [.D48]; [.E48]; [.F48]; [.G48])" table:style-name="ce1">
            <text:p>(at:Politician {name: "Connie Gerety-Quinn", <text:s/>gender: "female", constituency:"Longford-Westmea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u:Politician {name: "</text:p>
          </table:table-cell>
          <table:table-cell office:value-type="string" table:style-name="ce3">
            <text:p>Robert Tro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ongford-Westmeath</text:p>
          </table:table-cell>
          <table:table-cell office:value-type="string" table:style-name="ce1">
            <text:p>"}),</text:p>
          </table:table-cell>
          <table:table-cell office:value-type="string" office:string-value="(au:Politician {name: &quot;Robert Troy&quot;,  gender: &quot;male&quot;, constituency:&quot;Longford-Westmeath&quot;})," table:formula="of:=CONCATENATE([.A49]; [.B49]; [.C49]; [.D49]; [.E49]; [.F49]; [.G49])" table:style-name="ce1">
            <text:p>(au:Politician {name: "Robert Troy", <text:s/>gender: "male", constituency:"Longford-Westmea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v:Politician {name: "</text:p>
          </table:table-cell>
          <table:table-cell office:value-type="string" table:style-name="ce3">
            <text:p>Declan Breathnach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outh</text:p>
          </table:table-cell>
          <table:table-cell office:value-type="string" table:style-name="ce1">
            <text:p>"}),</text:p>
          </table:table-cell>
          <table:table-cell office:value-type="string" office:string-value="(av:Politician {name: &quot;Declan Breathnach&quot;,  gender: &quot;male&quot;, constituency:&quot;Louth&quot;})," table:formula="of:=CONCATENATE([.A50]; [.B50]; [.C50]; [.D50]; [.E50]; [.F50]; [.G50])" table:style-name="ce1">
            <text:p>(av:Politician {name: "Declan Breathnach", <text:s/>gender: "male", constituency:"Lou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w:Politician {name: "</text:p>
          </table:table-cell>
          <table:table-cell office:value-type="string" table:style-name="ce3">
            <text:p>Emma Coff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outh</text:p>
          </table:table-cell>
          <table:table-cell office:value-type="string" table:style-name="ce1">
            <text:p>"}),</text:p>
          </table:table-cell>
          <table:table-cell office:value-type="string" office:string-value="(aw:Politician {name: &quot;Emma Coffey&quot;,  gender: &quot;female&quot;, constituency:&quot;Louth&quot;})," table:formula="of:=CONCATENATE([.A51]; [.B51]; [.C51]; [.D51]; [.E51]; [.F51]; [.G51])" table:style-name="ce1">
            <text:p>(aw:Politician {name: "Emma Coffey", <text:s/>gender: "female", constituency:"Lou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x:Politician {name: "</text:p>
          </table:table-cell>
          <table:table-cell office:value-type="string" table:style-name="ce3">
            <text:p>Dara Callear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Mayo</text:p>
          </table:table-cell>
          <table:table-cell office:value-type="string" table:style-name="ce1">
            <text:p>"}),</text:p>
          </table:table-cell>
          <table:table-cell office:value-type="string" office:string-value="(ax:Politician {name: &quot;Dara Calleary&quot;,  gender: &quot;male&quot;, constituency:&quot;Mayo&quot;})," table:formula="of:=CONCATENATE([.A52]; [.B52]; [.C52]; [.D52]; [.E52]; [.F52]; [.G52])" table:style-name="ce1">
            <text:p>(ax:Politician {name: "Dara Calleary", <text:s/>gender: "male", constituency:"Mayo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y:Politician {name: "</text:p>
          </table:table-cell>
          <table:table-cell office:value-type="string" table:style-name="ce3">
            <text:p>Lisa Chamber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Mayo</text:p>
          </table:table-cell>
          <table:table-cell office:value-type="string" table:style-name="ce1">
            <text:p>"}),</text:p>
          </table:table-cell>
          <table:table-cell office:value-type="string" office:string-value="(ay:Politician {name: &quot;Lisa Chambers&quot;,  gender: &quot;female&quot;, constituency:&quot;Mayo&quot;})," table:formula="of:=CONCATENATE([.A53]; [.B53]; [.C53]; [.D53]; [.E53]; [.F53]; [.G53])" table:style-name="ce1">
            <text:p>(ay:Politician {name: "Lisa Chambers", <text:s/>gender: "female", constituency:"Mayo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z:Politician {name: "</text:p>
          </table:table-cell>
          <table:table-cell office:value-type="string" table:style-name="ce3">
            <text:p>Thomas Byrn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Meath East</text:p>
          </table:table-cell>
          <table:table-cell office:value-type="string" table:style-name="ce1">
            <text:p>"}),</text:p>
          </table:table-cell>
          <table:table-cell office:value-type="string" office:string-value="(az:Politician {name: &quot;Thomas Byrne&quot;,  gender: &quot;male&quot;, constituency:&quot;Meath East&quot;})," table:formula="of:=CONCATENATE([.A54]; [.B54]; [.C54]; [.D54]; [.E54]; [.F54]; [.G54])" table:style-name="ce1">
            <text:p>(az:Politician {name: "Thomas Byrne", <text:s/>gender: "male", constituency:"Meath Ea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:Politician {name: "</text:p>
          </table:table-cell>
          <table:table-cell office:value-type="string" table:style-name="ce3">
            <text:p>Shane Cassell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Meath West</text:p>
          </table:table-cell>
          <table:table-cell office:value-type="string" table:style-name="ce1">
            <text:p>"}),</text:p>
          </table:table-cell>
          <table:table-cell office:value-type="string" office:string-value="(b:Politician {name: &quot;Shane Cassells&quot;,  gender: &quot;male&quot;, constituency:&quot;Meath West&quot;})," table:formula="of:=CONCATENATE([.A55]; [.B55]; [.C55]; [.D55]; [.E55]; [.F55]; [.G55])" table:style-name="ce1">
            <text:p>(b:Politician {name: "Shane Cassells", <text:s/>gender: "male", constituency:"Mea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a:Politician {name: "</text:p>
          </table:table-cell>
          <table:table-cell office:value-type="string" table:style-name="ce3">
            <text:p>Barry Cowe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Offaly</text:p>
          </table:table-cell>
          <table:table-cell office:value-type="string" table:style-name="ce1">
            <text:p>"}),</text:p>
          </table:table-cell>
          <table:table-cell office:value-type="string" office:string-value="(ba:Politician {name: &quot;Barry Cowen&quot;,  gender: &quot;male&quot;, constituency:&quot;Offaly&quot;})," table:formula="of:=CONCATENATE([.A56]; [.B56]; [.C56]; [.D56]; [.E56]; [.F56]; [.G56])" table:style-name="ce1">
            <text:p>(ba:Politician {name: "Barry Cowen", <text:s/>gender: "male", constituency:"Offal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b:Politician {name: "</text:p>
          </table:table-cell>
          <table:table-cell office:value-type="string" table:style-name="ce3">
            <text:p>Eddie Fitzpatrick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Offaly</text:p>
          </table:table-cell>
          <table:table-cell office:value-type="string" table:style-name="ce1">
            <text:p>"}),</text:p>
          </table:table-cell>
          <table:table-cell office:value-type="string" office:string-value="(bb:Politician {name: &quot;Eddie Fitzpatrick&quot;,  gender: &quot;male&quot;, constituency:&quot;Offaly&quot;})," table:formula="of:=CONCATENATE([.A57]; [.B57]; [.C57]; [.D57]; [.E57]; [.F57]; [.G57])" table:style-name="ce1">
            <text:p>(bb:Politician {name: "Eddie Fitzpatrick", <text:s/>gender: "male", constituency:"Offal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c:Politician {name: "</text:p>
          </table:table-cell>
          <table:table-cell office:value-type="string" table:style-name="ce3">
            <text:p>Shane Curr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Roscommon-Galway</text:p>
          </table:table-cell>
          <table:table-cell office:value-type="string" table:style-name="ce1">
            <text:p>"}),</text:p>
          </table:table-cell>
          <table:table-cell office:value-type="string" office:string-value="(bc:Politician {name: &quot;Shane Curran&quot;,  gender: &quot;male&quot;, constituency:&quot;Roscommon-Galway&quot;})," table:formula="of:=CONCATENATE([.A58]; [.B58]; [.C58]; [.D58]; [.E58]; [.F58]; [.G58])" table:style-name="ce1">
            <text:p>(bc:Politician {name: "Shane Curran", <text:s/>gender: "male", constituency:"Roscommon-Galwa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d:Politician {name: "</text:p>
          </table:table-cell>
          <table:table-cell office:value-type="string" table:style-name="ce3">
            <text:p>Eugene Murph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Roscommon-Galway</text:p>
          </table:table-cell>
          <table:table-cell office:value-type="string" table:style-name="ce1">
            <text:p>"}),</text:p>
          </table:table-cell>
          <table:table-cell office:value-type="string" office:string-value="(bd:Politician {name: &quot;Eugene Murphy&quot;,  gender: &quot;male&quot;, constituency:&quot;Roscommon-Galway&quot;})," table:formula="of:=CONCATENATE([.A59]; [.B59]; [.C59]; [.D59]; [.E59]; [.F59]; [.G59])" table:style-name="ce1">
            <text:p>(bd:Politician {name: "Eugene Murphy", <text:s/>gender: "male", constituency:"Roscommon-Galwa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e:Politician {name: "</text:p>
          </table:table-cell>
          <table:table-cell office:value-type="string" table:style-name="ce3">
            <text:p>Marc MacSharr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Sligo-Leitrim</text:p>
          </table:table-cell>
          <table:table-cell office:value-type="string" table:style-name="ce1">
            <text:p>"}),</text:p>
          </table:table-cell>
          <table:table-cell office:value-type="string" office:string-value="(be:Politician {name: &quot;Marc MacSharry&quot;,  gender: &quot;male&quot;, constituency:&quot;Sligo-Leitrim&quot;})," table:formula="of:=CONCATENATE([.A60]; [.B60]; [.C60]; [.D60]; [.E60]; [.F60]; [.G60])" table:style-name="ce1">
            <text:p>(be:Politician {name: "Marc MacSharry", <text:s/>gender: "male", constituency:"Sligo-Leitrim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f:Politician {name: "</text:p>
          </table:table-cell>
          <table:table-cell office:value-type="string" table:style-name="ce3">
            <text:p>Paddy O'Rourk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Sligo-Leitrim</text:p>
          </table:table-cell>
          <table:table-cell office:value-type="string" table:style-name="ce1">
            <text:p>"}),</text:p>
          </table:table-cell>
          <table:table-cell office:value-type="string" office:string-value="(bf:Politician {name: &quot;Paddy O'Rourke&quot;,  gender: &quot;male&quot;, constituency:&quot;Sligo-Leitrim&quot;})," table:formula="of:=CONCATENATE([.A61]; [.B61]; [.C61]; [.D61]; [.E61]; [.F61]; [.G61])" table:style-name="ce1">
            <text:p>(bf:Politician {name: "Paddy O'Rourke", <text:s/>gender: "male", constituency:"Sligo-Leitrim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g:Politician {name: "</text:p>
          </table:table-cell>
          <table:table-cell office:value-type="string" table:style-name="ce3">
            <text:p>Eamon Scanlo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Sligo-Leitrim</text:p>
          </table:table-cell>
          <table:table-cell office:value-type="string" table:style-name="ce1">
            <text:p>"}),</text:p>
          </table:table-cell>
          <table:table-cell office:value-type="string" office:string-value="(bg:Politician {name: &quot;Eamon Scanlon&quot;,  gender: &quot;male&quot;, constituency:&quot;Sligo-Leitrim&quot;})," table:formula="of:=CONCATENATE([.A62]; [.B62]; [.C62]; [.D62]; [.E62]; [.F62]; [.G62])" table:style-name="ce1">
            <text:p>(bg:Politician {name: "Eamon Scanlon", <text:s/>gender: "male", constituency:"Sligo-Leitrim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h:Politician {name: "</text:p>
          </table:table-cell>
          <table:table-cell office:value-type="string" table:style-name="ce3">
            <text:p>Siobhán Ambros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Tipperary</text:p>
          </table:table-cell>
          <table:table-cell office:value-type="string" table:style-name="ce1">
            <text:p>"}),</text:p>
          </table:table-cell>
          <table:table-cell office:value-type="string" office:string-value="(bh:Politician {name: &quot;Siobhán Ambrose&quot;,  gender: &quot;female&quot;, constituency:&quot;Tipperary&quot;})," table:formula="of:=CONCATENATE([.A63]; [.B63]; [.C63]; [.D63]; [.E63]; [.F63]; [.G63])" table:style-name="ce1">
            <text:p>(bh:Politician {name: "Siobhán Ambrose", <text:s/>gender: "female", constituency:"Tipperar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i:Politician {name: "</text:p>
          </table:table-cell>
          <table:table-cell office:value-type="string" table:style-name="ce3">
            <text:p>Jackie Cahill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Tipperary</text:p>
          </table:table-cell>
          <table:table-cell office:value-type="string" table:style-name="ce1">
            <text:p>"}),</text:p>
          </table:table-cell>
          <table:table-cell office:value-type="string" office:string-value="(bi:Politician {name: &quot;Jackie Cahill&quot;,  gender: &quot;male&quot;, constituency:&quot;Tipperary&quot;})," table:formula="of:=CONCATENATE([.A64]; [.B64]; [.C64]; [.D64]; [.E64]; [.F64]; [.G64])" table:style-name="ce1">
            <text:p>(bi:Politician {name: "Jackie Cahill", <text:s/>gender: "male", constituency:"Tipperar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j:Politician {name: "</text:p>
          </table:table-cell>
          <table:table-cell office:value-type="string" table:style-name="ce3">
            <text:p>Michael Smith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Tipperary</text:p>
          </table:table-cell>
          <table:table-cell office:value-type="string" table:style-name="ce1">
            <text:p>"}),</text:p>
          </table:table-cell>
          <table:table-cell office:value-type="string" office:string-value="(bj:Politician {name: &quot;Michael Smith&quot;,  gender: &quot;male&quot;, constituency:&quot;Tipperary&quot;})," table:formula="of:=CONCATENATE([.A65]; [.B65]; [.C65]; [.D65]; [.E65]; [.F65]; [.G65])" table:style-name="ce1">
            <text:p>(bj:Politician {name: "Michael Smith", <text:s/>gender: "male", constituency:"Tipperar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k:Politician {name: "</text:p>
          </table:table-cell>
          <table:table-cell office:value-type="string" table:style-name="ce3">
            <text:p>Mary Butler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Waterford</text:p>
          </table:table-cell>
          <table:table-cell office:value-type="string" table:style-name="ce1">
            <text:p>"}),</text:p>
          </table:table-cell>
          <table:table-cell office:value-type="string" office:string-value="(bk:Politician {name: &quot;Mary Butler&quot;,  gender: &quot;female&quot;, constituency:&quot;Waterford&quot;})," table:formula="of:=CONCATENATE([.A66]; [.B66]; [.C66]; [.D66]; [.E66]; [.F66]; [.G66])" table:style-name="ce1">
            <text:p>(bk:Politician {name: "Mary Butler", <text:s/>gender: "female", constituency:"Waterford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l:Politician {name: "</text:p>
          </table:table-cell>
          <table:table-cell office:value-type="string" table:style-name="ce3">
            <text:p>James Brown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Wexford</text:p>
          </table:table-cell>
          <table:table-cell office:value-type="string" table:style-name="ce1">
            <text:p>"}),</text:p>
          </table:table-cell>
          <table:table-cell office:value-type="string" office:string-value="(bl:Politician {name: &quot;James Browne&quot;,  gender: &quot;male&quot;, constituency:&quot;Wexford&quot;})," table:formula="of:=CONCATENATE([.A67]; [.B67]; [.C67]; [.D67]; [.E67]; [.F67]; [.G67])" table:style-name="ce1">
            <text:p>(bl:Politician {name: "James Browne", <text:s/>gender: "male", constituency:"Wexford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m:Politician {name: "</text:p>
          </table:table-cell>
          <table:table-cell office:value-type="string" table:style-name="ce3">
            <text:p>Aoife Byrn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Wexford</text:p>
          </table:table-cell>
          <table:table-cell office:value-type="string" table:style-name="ce1">
            <text:p>"}),</text:p>
          </table:table-cell>
          <table:table-cell office:value-type="string" office:string-value="(bm:Politician {name: &quot;Aoife Byrne&quot;,  gender: &quot;female&quot;, constituency:&quot;Wexford&quot;})," table:formula="of:=CONCATENATE([.A68]; [.B68]; [.C68]; [.D68]; [.E68]; [.F68]; [.G68])" table:style-name="ce1">
            <text:p>(bm:Politician {name: "Aoife Byrne", <text:s/>gender: "female", constituency:"Wexford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n:Politician {name: "</text:p>
          </table:table-cell>
          <table:table-cell office:value-type="string" table:style-name="ce3">
            <text:p>Malcolm Byrn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Wexford</text:p>
          </table:table-cell>
          <table:table-cell office:value-type="string" table:style-name="ce1">
            <text:p>"}),</text:p>
          </table:table-cell>
          <table:table-cell office:value-type="string" office:string-value="(bn:Politician {name: &quot;Malcolm Byrne&quot;,  gender: &quot;male&quot;, constituency:&quot;Wexford&quot;})," table:formula="of:=CONCATENATE([.A69]; [.B69]; [.C69]; [.D69]; [.E69]; [.F69]; [.G69])" table:style-name="ce1">
            <text:p>(bn:Politician {name: "Malcolm Byrne", <text:s/>gender: "male", constituency:"Wexford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o:Politician {name: "</text:p>
          </table:table-cell>
          <table:table-cell office:value-type="string" table:style-name="ce3">
            <text:p>Pat Cas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Wicklow</text:p>
          </table:table-cell>
          <table:table-cell office:value-type="string" table:style-name="ce1">
            <text:p>"}),</text:p>
          </table:table-cell>
          <table:table-cell office:value-type="string" office:string-value="(bo:Politician {name: &quot;Pat Casey&quot;,  gender: &quot;male&quot;, constituency:&quot;Wicklow&quot;})," table:formula="of:=CONCATENATE([.A70]; [.B70]; [.C70]; [.D70]; [.E70]; [.F70]; [.G70])" table:style-name="ce1">
            <text:p>(bo:Politician {name: "Pat Casey", <text:s/>gender: "male", constituency:"Wicklow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bp:Politician {name: "</text:p>
          </table:table-cell>
          <table:table-cell office:value-type="string" table:style-name="ce3">
            <text:p>Jennifer Clun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Wicklow</text:p>
          </table:table-cell>
          <table:table-cell office:value-type="string" table:style-name="ce1">
            <text:p>"});</text:p>
          </table:table-cell>
          <table:table-cell office:value-type="string" office:string-value="(bp:Politician {name: &quot;Jennifer Clune&quot;,  gender: &quot;female&quot;, constituency:&quot;Wicklow&quot;});" table:formula="of:=CONCATENATE([.A71]; [.B71]; [.C71]; [.D71]; [.E71]; [.F71]; [.G71])" table:style-name="ce1">
            <text:p>(bp:Politician {name: "Jennifer Clune", <text:s/>gender: "female", constituency:"Wicklow"});</text:p>
          </table:table-cell>
          <table:table-cell table:number-columns-repeated="16376"/>
        </table:table-row>
        <table:table-row table:number-rows-repeated="9" table:style-name="ro1">
          <table:table-cell table:style-name="ce1"/>
          <table:table-cell table:style-name="ce3"/>
          <table:table-cell table:number-columns-repeated="3" table:style-name="ce1"/>
          <table:table-cell table:style-name="ce2"/>
          <table:table-cell table:number-columns-repeated="16378" table:style-name="ce1"/>
        </table:table-row>
        <table:table-row table:number-rows-repeated="8" table:style-name="ro1">
          <table:table-cell/>
          <table:table-cell table:style-name="ce3"/>
          <table:table-cell table:number-columns-repeated="3" table:style-name="ce1"/>
          <table:table-cell table:style-name="ce2"/>
          <table:table-cell table:number-columns-repeated="16378"/>
        </table:table-row>
        <table:table-row table:number-rows-repeated="10484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iks</meta:initial-creator>
    <dc:creator>Niks</dc:creator>
    <meta:creation-date>2016-04-08T20:46:50Z</meta:creation-date>
    <dc:date>2016-04-09T20:42:34Z</dc:date>
  </office:meta>
</office:document-meta>
</file>